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1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나눔고딕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2/20)</text:p>
      <text:p text:style-name="P2"/>
      <text:p text:style-name="P7">1. 회의 참가자</text:p>
      <text:p text:style-name="P8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0792004 권 순 일<text:tab/></text:p>
          </table:table-cell>
          <table:table-cell table:style-name="표1.A1" office:value-type="string">
            <text:p text:style-name="P5">Github ID : 0792004</text:p>
          </table:table-cell>
        </table:table-row>
        <table:table-row>
          <table:table-cell table:style-name="표1.A1" office:value-type="string">
            <text:p text:style-name="P6">0792008 김 면 중</text:p>
          </table:table-cell>
          <table:table-cell table:style-name="표1.A1" office:value-type="string">
            <text:p text:style-name="P5">Github ID : 0792008</text:p>
          </table:table-cell>
        </table:table-row>
        <table:table-row>
          <table:table-cell table:style-name="표1.A3" office:value-type="string">
            <text:p text:style-name="P6">0592048 김 민 기</text:p>
          </table:table-cell>
          <table:table-cell table:style-name="표1.A3" office:value-type="string">
            <text:p text:style-name="P5">Github ID : 0592048</text:p>
          </table:table-cell>
        </table:table-row>
      </table:table>
      <text:p text:style-name="Standard"/>
      <text:p text:style-name="P9"><text:s/></text:p>
      <text:p text:style-name="P3"/>
      <text:p text:style-name="P3">2. 회의 일시</text:p>
      <text:p text:style-name="P3"/>
      <text:p text:style-name="P4">2012년 12월 20일 AM 2:00 ~ 2012년 12월 20일 AM 2:30</text:p>
      <text:p text:style-name="P3"/>
      <text:p text:style-name="P3"/>
      <text:p text:style-name="P3">3. 회의 안건</text:p>
      <text:p text:style-name="P3"/>
      <text:p text:style-name="P4"><text:s/>- <text:s/>UI(사운드) 구성 회의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회의 내용</text:p>
      <text:p text:style-name="P3"><text:s/>(1) UI 구성</text:p>
      <text:p text:style-name="P3"><text:s text:c="4"/>- <text:s/>사운드 : 배경 음악, 퍼즐이 상쇄 될 때, 유저가 공격 당할 때, 게임 오버 됐을 때 음악, 게임 클리어 됐을 때 음악을 구하여 처리 하도록 한다.</text:p>
      <text:p text:style-name="P3"><text:s/></text:p>
      <text:p text:style-name="P3"/>
      <text:p text:style-name="P4"/>
      <text:p text:style-name="P4"><text:s text:c="5"/></text:p>
      <text:p text:style-name="P3"><text:tab/> <text:s/></text:p>
      <text:p text:style-name="P3"><text:s text:c="11"/></text:p>
      <text:p text:style-name="P3"><text:s text:c="1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2-20T03:56:10</dc:date>
    <meta:editing-duration>PT1H17M13S</meta:editing-duration>
    <meta:editing-cycles>10</meta:editing-cycles>
    <meta:generator>LibreOffice/3.5$Linux_x86 LibreOffice_project/350m1$Build-2</meta:generator>
    <meta:document-statistic meta:table-count="1" meta:image-count="0" meta:object-count="0" meta:page-count="2" meta:paragraph-count="21" meta:word-count="85" meta:character-count="352" meta:non-whitespace-character-count="239"/>
  </office:meta>
</office:document-meta>
</file>